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name-asian="Droid Sans Fallback" style:font-weight-asian="bold" style:font-name-complex="Arial" style:font-weight-complex="bold"/>
    </style:style>
    <style:style style:name="ce2" style:family="table-cell" style:parent-style-name="Default">
      <style:text-properties style:font-name-asian="Droid Sans Fallback" style:font-name-complex="Ari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 tab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 module</text:p>
          </table:table-cell>
          <table:table-cell office:value-type="string">
            <text:p>ddi node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  <table:table-cell office:value-type="string">
            <text:p>datinv</text:p>
          </table:table-cell>
          <table:table-cell office:value-type="string">
            <text:p>psql type</text:p>
          </table:table-cell>
          <table:table-cell office:value-type="string">
            <text:p>w2p_code</text:p>
          </table:table-cell>
          <table:table-cell office:value-type="string">
            <text:p>constraint</text:p>
          </table:table-cell>
        </table:table-row>
        <table:table-row table:style-name="ro1">
          <table:table-cell table:number-columns-repeated="5"/>
          <table:table-cell office:value-type="string">
            <text:p>package</text:p>
          </table:table-cell>
          <table:table-cell table:style-name="ce3" office:value-type="string">
            <text:p>refid</text:p>
          </table:table-cell>
          <table:table-cell office:value-type="string">
            <text:p>primarykey</text:p>
          </table:table-cell>
          <table:table-cell/>
          <table:table-cell table:style-name="ce5" office:value-type="string">
            <text:p>No.</text:p>
          </table:table-cell>
          <table:table-cell table:style-name="ce5"/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package</text:p>
          </table:table-cell>
          <table:table-cell table:style-name="ce4" office:value-type="string">
            <text:p>data_package</text:p>
          </table:table-cell>
          <table:table-cell table:style-name="ce5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package</text:p>
          </table:table-cell>
          <table:table-cell table:style-name="ce4" office:value-type="string">
            <text:p>data_package_type</text:p>
          </table:table-cell>
          <table:table-cell table:style-name="ce5"/>
          <table:table-cell office:value-type="string">
            <text:p>deliverables</text:p>
          </table:table-cell>
          <table:table-cell table:number-columns-repeated="9"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2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4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office:value-type="string">
            <text:p>stdy</text:p>
          </table:table-cell>
          <table:table-cell office:value-type="string">
            <text:p>TITL</text:p>
          </table:table-cell>
          <table:table-cell table:number-columns-repeated="2"/>
          <table:table-cell table:formula="of:=IF([.P5]=&quot;&quot;;&quot;&quot;;LOWER([.C5]))" office:value-type="string" office:string-value="title">
            <text:p>title</text:p>
          </table:table-cell>
          <table:table-cell office:value-type="string">
            <text:p>string</text:p>
          </table:table-cell>
          <table:table-cell table:formula="of:=IF([.P5]=&quot;&quot;;&quot;&quot;;&quot;Field('&quot;&amp;[.O5]&amp;&quot;','&quot;&amp;[.P5]&amp;&quot;'),&quot;)" office:value-type="string" office:string-value="Field('title','string'),">
            <text:p>Field('title','string'),</text:p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2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3" office:value-type="string">
            <text:p>principal_investigator</text:p>
          </table:table-cell>
          <table:table-cell table:style-name="ce5"/>
          <table:table-cell table:style-name="ce5" office:value-type="string">
            <text:p>pi_name</text:p>
          </table:table-cell>
          <table:table-cell table:style-name="ce5" office:value-type="string">
            <text:p>Data Custodian</text:p>
          </table:table-cell>
          <table:table-cell office:value-type="string">
            <text:p>stdy</text:p>
          </table:table-cell>
          <table:table-cell office:value-type="string">
            <text:p>AUTHENTY</text:p>
          </table:table-cell>
          <table:table-cell table:number-columns-repeated="2"/>
          <table:table-cell table:formula="of:=IF([.P6]=&quot;&quot;;&quot;&quot;;LOWER([.C6]))" office:value-type="string" office:string-value="creator">
            <text:p>creator</text:p>
          </table:table-cell>
          <table:table-cell office:value-type="string">
            <text:p>string</text:p>
          </table:table-cell>
          <table:table-cell table:formula="of:=IF([.P6]=&quot;&quot;;&quot;&quot;;&quot;Field('&quot;&amp;[.O6]&amp;&quot;','&quot;&amp;[.P6]&amp;&quot;'),&quot;)" office:value-type="string" office:string-value="Field('creator','string'),">
            <text:p>Field('creator','string'),</text:p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pubDate</text:p>
          </table:table-cell>
          <table:table-cell table:style-name="ce2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4" office:value-type="string">
            <text:p>date_published</text:p>
          </table:table-cell>
          <table:table-cell table:number-columns-repeated="3"/>
          <table:table-cell office:value-type="string">
            <text:p>stdy</text:p>
          </table:table-cell>
          <table:table-cell table:number-columns-repeated="3"/>
          <table:table-cell table:formula="of:=IF([.P7]=&quot;&quot;;&quot;&quot;;LOWER([.C7]))">
            <text:p/>
          </table:table-cell>
          <table:table-cell/>
          <table:table-cell table:formula="of:=IF([.P7]=&quot;&quot;;&quot;&quot;;&quot;Field('&quot;&amp;[.O7]&amp;&quot;','&quot;&amp;[.P7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abstract</text:p>
          </table:table-cell>
          <table:table-cell table:style-name="ce2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office:value-type="string">
            <text:p>ABSTRACT'</text:p>
          </table:table-cell>
          <table:table-cell table:number-columns-repeated="2"/>
          <table:table-cell table:formula="of:=IF([.P8]=&quot;&quot;;&quot;&quot;;LOWER([.C8]))" office:value-type="string" office:string-value="abstract">
            <text:p>abstract</text:p>
          </table:table-cell>
          <table:table-cell office:value-type="string">
            <text:p>string</text:p>
          </table:table-cell>
          <table:table-cell table:formula="of:=IF([.P8]=&quot;&quot;;&quot;&quot;;&quot;Field('&quot;&amp;[.O8]&amp;&quot;','&quot;&amp;[.P8]&amp;&quot;'),&quot;)" office:value-type="string" office:string-value="Field('abstract','string'),">
            <text:p>Field('abstract','string'),</text:p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intellectualRights</text:p>
          </table:table-cell>
          <table:table-cell table:style-name="ce2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5"/>
          <table:table-cell table:style-name="ce5" office:value-type="string">
            <text:p>Licenced_post_publication_check</text:p>
          </table:table-cell>
          <table:table-cell office:value-type="string">
            <text:p>stdy</text:p>
          </table:table-cell>
          <table:table-cell table:number-columns-repeated="3"/>
          <table:table-cell table:formula="of:=IF([.P9]=&quot;&quot;;&quot;&quot;;LOWER([.C9]))">
            <text:p/>
          </table:table-cell>
          <table:table-cell/>
          <table:table-cell table:number-columns-repeated="2"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intellectualRights</text:p>
          </table:table-cell>
          <table:table-cell table:style-name="ce2"/>
          <table:table-cell office:value-type="string">
            <text:p>usage rights</text:p>
          </table:table-cell>
          <table:table-cell office:value-type="string">
            <text:p>package</text:p>
          </table:table-cell>
          <table:table-cell office:value-type="string">
            <text:p>licence_code_package</text:p>
          </table:table-cell>
          <table:table-cell/>
          <table:table-cell table:style-name="ce5" office:value-type="string">
            <text:p>licence</text:p>
          </table:table-cell>
          <table:table-cell table:style-name="ce5"/>
          <table:table-cell office:value-type="string">
            <text:p>stdy</text:p>
          </table:table-cell>
          <table:table-cell office:value-type="string">
            <text:p>'COPYRIGHT',</text:p>
          </table:table-cell>
          <table:table-cell table:number-columns-repeated="2"/>
          <table:table-cell table:formula="of:=IF([.P10]=&quot;&quot;;&quot;&quot;;LOWER([.C10]))" office:value-type="string" office:string-value="intellectualrights">
            <text:p>intellectualrights</text:p>
          </table:table-cell>
          <table:table-cell office:value-type="string">
            <text:p>string</text:p>
          </table:table-cell>
          <table:table-cell table:formula="of:=IF([.P10]=&quot;&quot;;&quot;&quot;;&quot;Field('&quot;&amp;[.O10]&amp;&quot;','&quot;&amp;[.P10]&amp;&quot;'),&quot;)" office:value-type="string" office:string-value="Field('intellectualrights','string'),">
            <text:p>Field('intellectualrights','string'),</text:p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2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4" office:value-type="string">
            <text:p>contact_name</text:p>
          </table:table-cell>
          <table:table-cell table:style-name="ce5"/>
          <table:table-cell table:number-columns-repeated="2"/>
          <table:table-cell office:value-type="string">
            <text:p>stdy</text:p>
          </table:table-cell>
          <table:table-cell office:value-type="string">
            <text:p>DISTRBTR</text:p>
          </table:table-cell>
          <table:table-cell table:number-columns-repeated="2"/>
          <table:table-cell table:formula="of:=IF([.P11]=&quot;&quot;;&quot;&quot;;LOWER([.C11]))" office:value-type="string" office:string-value="contact">
            <text:p>contact</text:p>
          </table:table-cell>
          <table:table-cell office:value-type="string">
            <text:p>string</text:p>
          </table:table-cell>
          <table:table-cell table:formula="of:=IF([.P11]=&quot;&quot;;&quot;&quot;;&quot;Field('&quot;&amp;[.O11]&amp;&quot;','&quot;&amp;[.P11]&amp;&quot;'),&quot;)" office:value-type="string" office:string-value="Field('contact','string'),">
            <text:p>Field('contact','string'),</text:p>
          </table:table-cell>
          <table:table-cell/>
        </table:table-row>
        <table:table-row table:style-name="ro2">
          <table:table-cell/>
          <table:table-cell office:value-type="string">
            <text:p>dataset</text:p>
          </table:table-cell>
          <table:table-cell table:style-name="ce2"/>
          <table:table-cell table:style-name="ce2"/>
          <table:table-cell/>
          <table:table-cell office:value-type="string">
            <text:p>package</text:p>
          </table:table-cell>
          <table:table-cell table:style-name="ce4" office:value-type="string">
            <text:p>contact_phone</text:p>
          </table:table-cell>
          <table:table-cell table:style-name="ce5"/>
          <table:table-cell table:number-columns-repeated="6"/>
          <table:table-cell table:formula="of:=IF([.P12]=&quot;&quot;;&quot;&quot;;LOWER([.C12]))">
            <text:p/>
          </table:table-cell>
          <table:table-cell/>
          <table:table-cell table:formula="of:=IF([.P12]=&quot;&quot;;&quot;&quot;;&quot;Field('&quot;&amp;[.O12]&amp;&quot;','&quot;&amp;[.P12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publisher</text:p>
          </table:table-cell>
          <table:table-cell table:style-name="ce2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13]=&quot;&quot;;&quot;&quot;;LOWER([.C13]))">
            <text:p/>
          </table:table-cell>
          <table:table-cell/>
          <table:table-cell table:formula="of:=IF([.P13]=&quot;&quot;;&quot;&quot;;&quot;Field('&quot;&amp;[.O13]&amp;&quot;','&quot;&amp;[.P13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pubDate</text:p>
          </table:table-cell>
          <table:table-cell table:style-name="ce2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office:value-type="string">
            <text:p>'PRODDATESTDY',</text:p>
          </table:table-cell>
          <table:table-cell table:number-columns-repeated="2"/>
          <table:table-cell table:formula="of:=IF([.P14]=&quot;&quot;;&quot;&quot;;LOWER([.C14]))" office:value-type="string" office:string-value="pubdate">
            <text:p>pubdate</text:p>
          </table:table-cell>
          <table:table-cell office:value-type="string">
            <text:p>date</text:p>
          </table:table-cell>
          <table:table-cell table:formula="of:=IF([.P14]=&quot;&quot;;&quot;&quot;;&quot;Field('&quot;&amp;[.O14]&amp;&quot;','&quot;&amp;[.P14]&amp;&quot;'),&quot;)" office:value-type="string" office:string-value="Field('pubdate','date'),">
            <text:p>Field('pubdate','date'),</text:p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keywords</text:p>
          </table:table-cell>
          <table:table-cell table:style-name="ce2"/>
          <table:table-cell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15]=&quot;&quot;;&quot;&quot;;LOWER([.C15]))">
            <text:p/>
          </table:table-cell>
          <table:table-cell/>
          <table:table-cell table:formula="of:=IF([.P15]=&quot;&quot;;&quot;&quot;;&quot;Field('&quot;&amp;[.O15]&amp;&quot;','&quot;&amp;[.P15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abstract</text:p>
          </table:table-cell>
          <table:table-cell table:style-name="ce2"/>
          <table:table-cell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16]=&quot;&quot;;&quot;&quot;;LOWER([.C16]))">
            <text:p/>
          </table:table-cell>
          <table:table-cell/>
          <table:table-cell table:formula="of:=IF([.P16]=&quot;&quot;;&quot;&quot;;&quot;Field('&quot;&amp;[.O16]&amp;&quot;','&quot;&amp;[.P16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dataset</text:p>
          </table:table-cell>
          <table:table-cell table:style-name="ce2" office:value-type="string">
            <text:p>methods</text:p>
          </table:table-cell>
          <table:table-cell table:style-name="ce2"/>
          <table:table-cell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17]=&quot;&quot;;&quot;&quot;;LOWER([.C17]))">
            <text:p/>
          </table:table-cell>
          <table:table-cell/>
          <table:table-cell table:formula="of:=IF([.P17]=&quot;&quot;;&quot;&quot;;&quot;Field('&quot;&amp;[.O17]&amp;&quot;','&quot;&amp;[.P17]&amp;&quot;'),&quot;)">
            <text:p/>
          </table:table-cell>
          <table:table-cell/>
        </table:table-row>
        <table:table-row table:style-name="ro1">
          <table:table-cell office:value-type="string">
            <text:p>dataset/coverage/geographicCoverage</text:p>
          </table:table-cell>
          <table:table-cell office:value-type="string">
            <text:p>dataset</text:p>
          </table:table-cell>
          <table:table-cell table:style-name="ce2" office:value-type="string">
            <text:p>geographicDescription</text:p>
          </table:table-cell>
          <table:table-cell table:style-name="ce2"/>
          <table:table-cell/>
          <table:table-cell office:value-type="string">
            <text:p>package</text:p>
          </table:table-cell>
          <table:table-cell table:style-name="ce3" office:value-type="string">
            <text:p>spatial_resolution</text:p>
          </table:table-cell>
          <table:table-cell table:number-columns-repeated="2"/>
          <table:table-cell table:style-name="ce5" office:value-type="string">
            <text:p>Spatial Resolution</text:p>
          </table:table-cell>
          <table:table-cell office:value-type="string">
            <text:p>stdy</text:p>
          </table:table-cell>
          <table:table-cell office:value-type="string">
            <text:p>'GEOGUNIT</text:p>
          </table:table-cell>
          <table:table-cell table:number-columns-repeated="2"/>
          <table:table-cell table:formula="of:=IF([.P18]=&quot;&quot;;&quot;&quot;;LOWER([.C18]))" office:value-type="string" office:string-value="geographicdescription">
            <text:p>geographicdescription</text:p>
          </table:table-cell>
          <table:table-cell office:value-type="string">
            <text:p>string</text:p>
          </table:table-cell>
          <table:table-cell table:formula="of:=IF([.P18]=&quot;&quot;;&quot;&quot;;&quot;Field('&quot;&amp;[.O18]&amp;&quot;','&quot;&amp;[.P18]&amp;&quot;'),&quot;)" office:value-type="string" office:string-value="Field('geographicdescription','string'),">
            <text:p>Field('geographicdescription','string'),</text:p>
          </table:table-cell>
          <table:table-cell/>
        </table:table-row>
        <table:table-row table:style-name="ro1">
          <table:table-cell office:value-type="string">
            <text:p>dataset/coverage/geographicCoverage</text:p>
          </table:table-cell>
          <table:table-cell office:value-type="string">
            <text:p>dataset</text:p>
          </table:table-cell>
          <table:table-cell table:style-name="ce2" office:value-type="string">
            <text:p>boundingCoordinates</text:p>
          </table:table-cell>
          <table:table-cell table:style-name="ce2"/>
          <table:table-cell/>
          <table:table-cell office:value-type="string">
            <text:p>package</text:p>
          </table:table-cell>
          <table:table-cell table:style-name="ce3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office:value-type="string">
            <text:p>stdy</text:p>
          </table:table-cell>
          <table:table-cell office:value-type="string">
            <text:p>GEOGCOVER</text:p>
          </table:table-cell>
          <table:table-cell table:number-columns-repeated="2"/>
          <table:table-cell table:formula="of:=IF([.P19]=&quot;&quot;;&quot;&quot;;LOWER([.C19]))" office:value-type="string" office:string-value="boundingcoordinates">
            <text:p>boundingcoordinates</text:p>
          </table:table-cell>
          <table:table-cell office:value-type="string">
            <text:p>string</text:p>
          </table:table-cell>
          <table:table-cell table:formula="of:=IF([.P19]=&quot;&quot;;&quot;&quot;;&quot;Field('&quot;&amp;[.O19]&amp;&quot;','&quot;&amp;[.P19]&amp;&quot;'),&quot;)" office:value-type="string" office:string-value="Field('boundingcoordinates','string'),">
            <text:p>Field('boundingcoordinates','string'),</text:p>
          </table:table-cell>
          <table:table-cell/>
        </table:table-row>
        <table:table-row table:style-name="ro1">
          <table:table-cell office:value-type="string">
            <text:p>dataset/coverage/</text:p>
          </table:table-cell>
          <table:table-cell office:value-type="string">
            <text:p>dataset</text:p>
          </table:table-cell>
          <table:table-cell table:style-name="ce2" office:value-type="string">
            <text:p>temporalCoverage</text:p>
          </table:table-cell>
          <table:table-cell table:style-name="ce2"/>
          <table:table-cell/>
          <table:table-cell office:value-type="string">
            <text:p>package</text:p>
          </table:table-cell>
          <table:table-cell table:style-name="ce3" office:value-type="string">
            <text:p>temporal_coverage</text:p>
          </table:table-cell>
          <table:table-cell/>
          <table:table-cell table:style-name="ce5" office:value-type="string">
            <text:p>period_covered</text:p>
          </table:table-cell>
          <table:table-cell table:style-name="ce8" office:value-type="string">
            <text:p>Temporal_Coverage</text:p>
          </table:table-cell>
          <table:table-cell office:value-type="string">
            <text:p>stdy</text:p>
          </table:table-cell>
          <table:table-cell office:value-type="string">
            <text:p>'TIMEPRD',</text:p>
          </table:table-cell>
          <table:table-cell table:number-columns-repeated="2"/>
          <table:table-cell table:formula="of:=IF([.P20]=&quot;&quot;;&quot;&quot;;LOWER([.C20]))" office:value-type="string" office:string-value="temporalcoverage">
            <text:p>temporalcoverage</text:p>
          </table:table-cell>
          <table:table-cell office:value-type="string">
            <text:p>string</text:p>
          </table:table-cell>
          <table:table-cell table:formula="of:=IF([.P20]=&quot;&quot;;&quot;&quot;;&quot;Field('&quot;&amp;[.O20]&amp;&quot;','&quot;&amp;[.P20]&amp;&quot;'),&quot;)" office:value-type="string" office:string-value="Field('temporalcoverage','string'),">
            <text:p>Field('temporalcoverage','string'),</text:p>
          </table:table-cell>
          <table:table-cell/>
        </table:table-row>
        <table:table-row table:style-name="ro1">
          <table:table-cell/>
          <table:table-cell office:value-type="string">
            <text:p>dataset</text:p>
          </table:table-cell>
          <table:table-cell table:style-name="ce2"/>
          <table:table-cell table:style-name="ce2"/>
          <table:table-cell/>
          <table:table-cell office:value-type="string">
            <text:p>table</text:p>
          </table:table-cell>
          <table:table-cell table:style-name="ce3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6"/>
          <table:table-cell table:formula="of:=IF([.P21]=&quot;&quot;;&quot;&quot;;LOWER([.C21]))">
            <text:p/>
          </table:table-cell>
          <table:table-cell/>
          <table:table-cell table:formula="of:=IF([.P21]=&quot;&quot;;&quot;&quot;;&quot;Field('&quot;&amp;[.O21]&amp;&quot;','&quot;&amp;[.P21]&amp;&quot;'),&quot;)">
            <text:p/>
          </table:table-cell>
          <table:table-cell/>
        </table:table-row>
        <table:table-row table:style-name="ro1">
          <table:table-cell/>
          <table:table-cell office:value-type="string">
            <text:p>dataset</text:p>
          </table:table-cell>
          <table:table-cell table:style-name="ce2"/>
          <table:table-cell table:style-name="ce2"/>
          <table:table-cell/>
          <table:table-cell office:value-type="string">
            <text:p>table</text:p>
          </table:table-cell>
          <table:table-cell table:style-name="ce3" office:value-type="string">
            <text:p>id</text:p>
          </table:table-cell>
          <table:table-cell office:value-type="string">
            <text:p>primarykey</text:p>
          </table:table-cell>
          <table:table-cell table:number-columns-repeated="6"/>
          <table:table-cell table:formula="of:=IF([.P22]=&quot;&quot;;&quot;&quot;;LOWER([.C22]))">
            <text:p/>
          </table:table-cell>
          <table:table-cell/>
          <table:table-cell table:formula="of:=IF([.P22]=&quot;&quot;;&quot;&quot;;&quot;Field('&quot;&amp;[.O22]&amp;&quot;','&quot;&amp;[.P22]&amp;&quot;'),&quot;)">
            <text:p/>
          </table:table-cell>
          <table:table-cell/>
        </table:table-row>
        <table:table-row table:style-name="ro1">
          <table:table-cell office:value-type="string">
            <text:p>dataset/coverage/temporalCoverage</text:p>
          </table:table-cell>
          <table:table-cell office:value-type="string">
            <text:p>dataset</text:p>
          </table:table-cell>
          <table:table-cell table:style-name="ce2" office:value-type="string">
            <text:p>beginDate</text:p>
          </table:table-cell>
          <table:table-cell table:style-name="ce2"/>
          <table:table-cell/>
          <table:table-cell office:value-type="string">
            <text:p>table</text:p>
          </table:table-cell>
          <table:table-cell table:style-name="ce4" office:value-type="string">
            <text:p>field_start_date</text:p>
          </table:table-cell>
          <table:table-cell table:number-columns-repeated="2"/>
          <table:table-cell table:style-name="ce5" office:value-type="string">
            <text:p>Temporal Coverage</text:p>
          </table:table-cell>
          <table:table-cell office:value-type="string">
            <text:p>stdy</text:p>
          </table:table-cell>
          <table:table-cell table:number-columns-repeated="3"/>
          <table:table-cell table:formula="of:=IF([.P23]=&quot;&quot;;&quot;&quot;;LOWER([.C23]))">
            <text:p/>
          </table:table-cell>
          <table:table-cell/>
          <table:table-cell table:formula="of:=IF([.P23]=&quot;&quot;;&quot;&quot;;&quot;Field('&quot;&amp;[.O23]&amp;&quot;','&quot;&amp;[.P23]&amp;&quot;'),&quot;)">
            <text:p/>
          </table:table-cell>
          <table:table-cell/>
        </table:table-row>
        <table:table-row table:style-name="ro1">
          <table:table-cell office:value-type="string">
            <text:p>dataset/coverage/temporalCoverage</text:p>
          </table:table-cell>
          <table:table-cell office:value-type="string">
            <text:p>dataset</text:p>
          </table:table-cell>
          <table:table-cell table:style-name="ce2" office:value-type="string">
            <text:p>endDate</text:p>
          </table:table-cell>
          <table:table-cell table:style-name="ce2"/>
          <table:table-cell/>
          <table:table-cell office:value-type="string">
            <text:p>table</text:p>
          </table:table-cell>
          <table:table-cell table:style-name="ce4" office:value-type="string">
            <text:p>field_end_date</text:p>
          </table:table-cell>
          <table:table-cell table:number-columns-repeated="2"/>
          <table:table-cell table:style-name="ce5" office:value-type="string">
            <text:p>Temporal Coverage</text:p>
          </table:table-cell>
          <table:table-cell office:value-type="string">
            <text:p>stdy</text:p>
          </table:table-cell>
          <table:table-cell table:number-columns-repeated="3"/>
          <table:table-cell table:formula="of:=IF([.P24]=&quot;&quot;;&quot;&quot;;LOWER([.C24]))">
            <text:p/>
          </table:table-cell>
          <table:table-cell/>
          <table:table-cell table:formula="of:=IF([.P24]=&quot;&quot;;&quot;&quot;;&quot;Field('&quot;&amp;[.O24]&amp;&quot;','&quot;&amp;[.P24]&amp;&quot;'),&quot;)">
            <text:p/>
          </table:table-cell>
          <table:table-cell/>
        </table:table-row>
        <table:table-row table:style-name="ro1">
          <table:table-cell office:value-type="string">
            <text:p>dataset/dataTable/physical</text:p>
          </table:table-cell>
          <table:table-cell office:value-type="string">
            <text:p>dataset</text:p>
          </table:table-cell>
          <table:table-cell table:style-name="ce2" office:value-type="string">
            <text:p>objectName</text:p>
          </table:table-cell>
          <table:table-cell table:style-name="ce2"/>
          <table:table-cell/>
          <table:table-cell office:value-type="string">
            <text:p>table</text:p>
          </table:table-cell>
          <table:table-cell table:style-name="ce3" office:value-type="string">
            <text:p>object_name</text:p>
          </table:table-cell>
          <table:table-cell/>
          <table:table-cell table:style-name="ce5" office:value-type="string">
            <text:p>standardised_file_asn_supersite_code__data_type__optional_location__year_</text:p>
          </table:table-cell>
          <table:table-cell/>
          <table:table-cell office:value-type="string">
            <text:p>stdy</text:p>
          </table:table-cell>
          <table:table-cell table:number-columns-repeated="3"/>
          <table:table-cell table:formula="of:=IF([.P25]=&quot;&quot;;&quot;&quot;;LOWER([.C25]))">
            <text:p/>
          </table:table-cell>
          <table:table-cell/>
          <table:table-cell table:formula="of:=IF([.P25]=&quot;&quot;;&quot;&quot;;&quot;Field('&quot;&amp;[.O25]&amp;&quot;','&quot;&amp;[.P25]&amp;&quot;'),&quot;)">
            <text:p/>
          </table:table-cell>
          <table:table-cell/>
        </table:table-row>
        <table:table-row table:style-name="ro1">
          <table:table-cell office:value-type="string">
            <text:p>dataset/dataTable/physical</text:p>
          </table:table-cell>
          <table:table-cell office:value-type="string">
            <text:p>dataset</text:p>
          </table:table-cell>
          <table:table-cell table:style-name="ce2" office:value-type="string">
            <text:p>size</text:p>
          </table:table-cell>
          <table:table-cell table:style-name="ce2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26]=&quot;&quot;;&quot;&quot;;LOWER([.C26]))">
            <text:p/>
          </table:table-cell>
          <table:table-cell/>
          <table:table-cell table:formula="of:=IF([.P26]=&quot;&quot;;&quot;&quot;;&quot;Field('&quot;&amp;[.O26]&amp;&quot;','&quot;&amp;[.P26]&amp;&quot;'),&quot;)">
            <text:p/>
          </table:table-cell>
          <table:table-cell/>
        </table:table-row>
        <table:table-row table:style-name="ro1">
          <table:table-cell office:value-type="string">
            <text:p>dataset/dataTable/physical</text:p>
          </table:table-cell>
          <table:table-cell office:value-type="string">
            <text:p>dataset</text:p>
          </table:table-cell>
          <table:table-cell table:style-name="ce2" office:value-type="string">
            <text:p>distribution</text:p>
          </table:table-cell>
          <table:table-cell table:style-name="ce2"/>
          <table:table-cell/>
          <table:table-cell office:value-type="string">
            <text:p>table</text:p>
          </table:table-cell>
          <table:table-cell office:value-type="string">
            <text:p>physical_distribution</text:p>
          </table:table-cell>
          <table:table-cell/>
          <table:table-cell table:style-name="ce6" office:value-type="string">
            <text:p>data_table_docid</text:p>
          </table:table-cell>
          <table:table-cell/>
          <table:table-cell office:value-type="string">
            <text:p>stdy</text:p>
          </table:table-cell>
          <table:table-cell table:number-columns-repeated="3"/>
          <table:table-cell table:formula="of:=IF([.P27]=&quot;&quot;;&quot;&quot;;LOWER([.C27]))">
            <text:p/>
          </table:table-cell>
          <table:table-cell/>
          <table:table-cell table:formula="of:=IF([.P27]=&quot;&quot;;&quot;&quot;;&quot;Field('&quot;&amp;[.O27]&amp;&quot;','&quot;&amp;[.P27]&amp;&quot;'),&quot;)">
            <text:p/>
          </table:table-cell>
          <table:table-cell/>
        </table:table-row>
        <table:table-row table:style-name="ro1">
          <table:table-cell office:value-type="string">
            <text:p>dataset/dataTable/physical/distribution/PhysicalDistributionType</text:p>
          </table:table-cell>
          <table:table-cell office:value-type="string">
            <text:p>dataset</text:p>
          </table:table-cell>
          <table:table-cell table:style-name="ce2"/>
          <table:table-cell table:style-name="ce2"/>
          <table:table-cell table:number-columns-repeated="4"/>
          <table:table-cell table:style-name="ce6"/>
          <table:table-cell/>
          <table:table-cell office:value-type="string">
            <text:p>stdy</text:p>
          </table:table-cell>
          <table:table-cell table:number-columns-repeated="3"/>
          <table:table-cell table:formula="of:=IF([.P28]=&quot;&quot;;&quot;&quot;;LOWER([.C28]))">
            <text:p/>
          </table:table-cell>
          <table:table-cell/>
          <table:table-cell table:formula="of:=IF([.P28]=&quot;&quot;;&quot;&quot;;&quot;Field('&quot;&amp;[.O28]&amp;&quot;','&quot;&amp;[.P28]&amp;&quot;'),&quot;)">
            <text:p/>
          </table:table-cell>
          <table:table-cell/>
        </table:table-row>
        <table:table-row table:style-name="ro1">
          <table:table-cell office:value-type="string">
            <text:p>dataset/dataTable</text:p>
          </table:table-cell>
          <table:table-cell office:value-type="string">
            <text:p>dataset</text:p>
          </table:table-cell>
          <table:table-cell table:style-name="ce2" office:value-type="string">
            <text:p>attributeList</text:p>
          </table:table-cell>
          <table:table-cell table:style-name="ce2"/>
          <table:table-cell/>
          <table:table-cell office:value-type="string">
            <text:p>tabl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29]=&quot;&quot;;&quot;&quot;;LOWER([.C29]))">
            <text:p/>
          </table:table-cell>
          <table:table-cell/>
          <table:table-cell table:formula="of:=IF([.P29]=&quot;&quot;;&quot;&quot;;&quot;Field('&quot;&amp;[.O29]&amp;&quot;','&quot;&amp;[.P29]&amp;&quot;'),&quot;)">
            <text:p/>
          </table:table-cell>
          <table:table-cell/>
        </table:table-row>
        <table:table-row table:style-name="ro1">
          <table:table-cell office:value-type="string">
            <text:p>dataset/project</text:p>
          </table:table-cell>
          <table:table-cell office:value-type="string">
            <text:p>datase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30]=&quot;&quot;;&quot;&quot;;LOWER([.C30]))">
            <text:p/>
          </table:table-cell>
          <table:table-cell/>
          <table:table-cell table:formula="of:=IF([.P30]=&quot;&quot;;&quot;&quot;;&quot;Field('&quot;&amp;[.O30]&amp;&quot;','&quot;&amp;[.P30]&amp;&quot;'),&quot;)">
            <text:p/>
          </table:table-cell>
          <table:table-cell/>
        </table:table-row>
        <table:table-row table:style-name="ro1">
          <table:table-cell office:value-type="string">
            <text:p>dataset/project</text:p>
          </table:table-cell>
          <table:table-cell office:value-type="string">
            <text:p>datase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31]=&quot;&quot;;&quot;&quot;;LOWER([.C31]))">
            <text:p/>
          </table:table-cell>
          <table:table-cell/>
          <table:table-cell table:formula="of:=IF([.P31]=&quot;&quot;;&quot;&quot;;&quot;Field('&quot;&amp;[.O31]&amp;&quot;','&quot;&amp;[.P31]&amp;&quot;'),&quot;)">
            <text:p/>
          </table:table-cell>
          <table:table-cell/>
        </table:table-row>
        <table:table-row table:style-name="ro1">
          <table:table-cell office:value-type="string">
            <text:p>dataset/project</text:p>
          </table:table-cell>
          <table:table-cell office:value-type="string">
            <text:p>datase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32]=&quot;&quot;;&quot;&quot;;LOWER([.C32]))">
            <text:p/>
          </table:table-cell>
          <table:table-cell/>
          <table:table-cell table:formula="of:=IF([.P32]=&quot;&quot;;&quot;&quot;;&quot;Field('&quot;&amp;[.O32]&amp;&quot;','&quot;&amp;[.P32]&amp;&quot;'),&quot;)">
            <text:p/>
          </table:table-cell>
          <table:table-cell/>
        </table:table-row>
        <table:table-row table:style-name="ro1">
          <table:table-cell office:value-type="string">
            <text:p>dataset/project</text:p>
          </table:table-cell>
          <table:table-cell office:value-type="string">
            <text:p>datase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table:number-columns-repeated="3"/>
          <table:table-cell table:formula="of:=IF([.P33]=&quot;&quot;;&quot;&quot;;LOWER([.C33]))">
            <text:p/>
          </table:table-cell>
          <table:table-cell/>
          <table:table-cell table:formula="of:=IF([.P33]=&quot;&quot;;&quot;&quot;;&quot;Field('&quot;&amp;[.O33]&amp;&quot;','&quot;&amp;[.P33]&amp;&quot;'),&quot;)">
            <text:p/>
          </table:table-cell>
          <table:table-cell/>
        </table:table-row>
        <table:table-row table:style-name="ro1">
          <table:table-cell office:value-type="string">
            <text:p>dataset/project</text:p>
          </table:table-cell>
          <table:table-cell office:value-type="string">
            <text:p>datase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4"/>
          <table:table-cell office:value-type="string">
            <text:p>stdy</text:p>
          </table:table-cell>
          <table:table-cell office:value-type="string">
            <text:p>'FUNDAG',</text:p>
          </table:table-cell>
          <table:table-cell table:number-columns-repeated="2"/>
          <table:table-cell table:formula="of:=IF([.P34]=&quot;&quot;;&quot;&quot;;LOWER([.C34]))">
            <text:p/>
          </table:table-cell>
          <table:table-cell/>
          <table:table-cell table:formula="of:=IF([.P34]=&quot;&quot;;&quot;&quot;;&quot;Field('&quot;&amp;[.O34]&amp;&quot;','&quot;&amp;[.P34]&amp;&quot;'),&quot;)">
            <text:p/>
          </table:table-cell>
          <table:table-cell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8"/>
          <table:table-cell table:formula="of:=IF([.P35]=&quot;&quot;;&quot;&quot;;LOWER([.C35]))">
            <text:p/>
          </table:table-cell>
          <table:table-cell/>
          <table:table-cell table:formula="of:=IF([.P35]=&quot;&quot;;&quot;&quot;;&quot;Field('&quot;&amp;[.O35]&amp;&quot;','&quot;&amp;[.P35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lot_network</text:p>
          </table:table-cell>
          <table:table-cell table:style-name="ce5" office:value-type="string">
            <text:p>pkid</text:p>
          </table:table-cell>
          <table:table-cell office:value-type="string">
            <text:p>primarykey</text:p>
          </table:table-cell>
          <table:table-cell table:number-columns-repeated="6"/>
          <table:table-cell table:formula="of:=IF([.P36]=&quot;&quot;;&quot;&quot;;LOWER([.C36]))">
            <text:p/>
          </table:table-cell>
          <table:table-cell/>
          <table:table-cell table:formula="of:=IF([.P36]=&quot;&quot;;&quot;&quot;;&quot;Field('&quot;&amp;[.O36]&amp;&quot;','&quot;&amp;[.P36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lot_network</text:p>
          </table:table-cell>
          <table:table-cell table:style-name="ce5" office:value-type="string">
            <text:p>pn_code</text:p>
          </table:table-cell>
          <table:table-cell table:number-columns-repeated="7"/>
          <table:table-cell table:formula="of:=IF([.P37]=&quot;&quot;;&quot;&quot;;LOWER([.C37]))">
            <text:p/>
          </table:table-cell>
          <table:table-cell/>
          <table:table-cell table:formula="of:=IF([.P37]=&quot;&quot;;&quot;&quot;;&quot;Field('&quot;&amp;[.O37]&amp;&quot;','&quot;&amp;[.P37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7"/>
          <table:table-cell table:formula="of:=IF([.P38]=&quot;&quot;;&quot;&quot;;LOWER([.C38]))">
            <text:p/>
          </table:table-cell>
          <table:table-cell/>
          <table:table-cell table:formula="of:=IF([.P38]=&quot;&quot;;&quot;&quot;;&quot;Field('&quot;&amp;[.O38]&amp;&quot;','&quot;&amp;[.P38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5" office:value-type="string">
            <text:p>plot_network_study_name</text:p>
          </table:table-cell>
          <table:table-cell/>
          <table:table-cell table:style-name="ce5" office:value-type="string">
            <text:p>supersite</text:p>
          </table:table-cell>
          <table:table-cell table:number-columns-repeated="5"/>
          <table:table-cell table:formula="of:=IF([.P39]=&quot;&quot;;&quot;&quot;;LOWER([.C39]))" office:value-type="string" office:string-value="title">
            <text:p>title</text:p>
          </table:table-cell>
          <table:table-cell office:value-type="string">
            <text:p>string</text:p>
          </table:table-cell>
          <table:table-cell table:formula="of:=IF([.P39]=&quot;&quot;;&quot;&quot;;&quot;Field('&quot;&amp;[.O39]&amp;&quot;','&quot;&amp;[.P39]&amp;&quot;'),&quot;)" office:value-type="string" office:string-value="Field('title','string'),">
            <text:p>Field('title','string'),</text:p>
          </table:table-cell>
          <table:table-cell/>
        </table:table-row>
        <table:table-row table:style-name="ro2">
          <table:table-cell table:number-columns-repeated="2"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0]=&quot;&quot;;&quot;&quot;;LOWER([.C40]))" office:value-type="string" office:string-value="personnel">
            <text:p>personnel</text:p>
          </table:table-cell>
          <table:table-cell office:value-type="string">
            <text:p>string</text:p>
          </table:table-cell>
          <table:table-cell table:formula="of:=IF([.P40]=&quot;&quot;;&quot;&quot;;&quot;Field('&quot;&amp;[.O40]&amp;&quot;','&quot;&amp;[.P40]&amp;&quot;'),&quot;)" office:value-type="string" office:string-value="Field('personnel','string'),">
            <text:p>Field('personnel','string'),</text:p>
          </table:table-cell>
          <table:table-cell/>
        </table:table-row>
        <table:table-row table:style-name="ro2">
          <table:table-cell table:number-columns-repeated="2"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1]=&quot;&quot;;&quot;&quot;;LOWER([.C41]))">
            <text:p/>
          </table:table-cell>
          <table:table-cell/>
          <table:table-cell table:formula="of:=IF([.P41]=&quot;&quot;;&quot;&quot;;&quot;Field('&quot;&amp;[.O41]&amp;&quot;','&quot;&amp;[.P41]&amp;&quot;'),&quot;)">
            <text:p/>
          </table:table-cell>
          <table:table-cell/>
        </table:table-row>
        <table:table-row table:style-name="ro2">
          <table:table-cell table:number-columns-repeated="2"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2]=&quot;&quot;;&quot;&quot;;LOWER([.C42]))" office:value-type="string" office:string-value="abstract">
            <text:p>abstract</text:p>
          </table:table-cell>
          <table:table-cell office:value-type="string">
            <text:p>text</text:p>
          </table:table-cell>
          <table:table-cell table:formula="of:=IF([.P42]=&quot;&quot;;&quot;&quot;;&quot;Field('&quot;&amp;[.O42]&amp;&quot;','&quot;&amp;[.P42]&amp;&quot;'),&quot;)" office:value-type="string" office:string-value="Field('abstract','text'),">
            <text:p>Field('abstract','text'),</text:p>
          </table:table-cell>
          <table:table-cell/>
        </table:table-row>
        <table:table-row table:style-name="ro1">
          <table:table-cell table:number-columns-repeated="2"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/>
          <table:table-cell office:value-type="string">
            <text:p>supersite</text:p>
          </table:table-cell>
          <table:table-cell table:number-columns-repeated="5"/>
          <table:table-cell table:formula="of:=IF([.P43]=&quot;&quot;;&quot;&quot;;LOWER([.C43]))">
            <text:p/>
          </table:table-cell>
          <table:table-cell/>
          <table:table-cell table:formula="of:=IF([.P43]=&quot;&quot;;&quot;&quot;;&quot;Field('&quot;&amp;[.O43]&amp;&quot;','&quot;&amp;[.P43]&amp;&quot;'),&quot;)">
            <text:p/>
          </table:table-cell>
          <table:table-cell/>
        </table:table-row>
        <table:table-row table:style-name="ro1">
          <table:table-cell table:number-columns-repeated="2"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4]=&quot;&quot;;&quot;&quot;;LOWER([.C44]))">
            <text:p/>
          </table:table-cell>
          <table:table-cell/>
          <table:table-cell table:formula="of:=IF([.P44]=&quot;&quot;;&quot;&quot;;&quot;Field('&quot;&amp;[.O44]&amp;&quot;','&quot;&amp;[.P44]&amp;&quot;'),&quot;)">
            <text:p/>
          </table:table-cell>
          <table:table-cell/>
        </table:table-row>
        <table:table-row table:style-name="ro1">
          <table:table-cell office:value-type="string">
            <text:p>project/studyAreaDescription</text:p>
          </table:table-cell>
          <table:table-cell office:value-type="string">
            <text:p>project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5]=&quot;&quot;;&quot;&quot;;LOWER([.C45]))">
            <text:p/>
          </table:table-cell>
          <table:table-cell/>
          <table:table-cell table:formula="of:=IF([.P45]=&quot;&quot;;&quot;&quot;;&quot;Field('&quot;&amp;[.O45]&amp;&quot;','&quot;&amp;[.P45]&amp;&quot;'),&quot;)">
            <text:p/>
          </table:table-cell>
          <table:table-cell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project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6]=&quot;&quot;;&quot;&quot;;LOWER([.C46]))">
            <text:p/>
          </table:table-cell>
          <table:table-cell/>
          <table:table-cell table:formula="of:=IF([.P46]=&quot;&quot;;&quot;&quot;;&quot;Field('&quot;&amp;[.O46]&amp;&quot;','&quot;&amp;[.P46]&amp;&quot;'),&quot;)">
            <text:p/>
          </table:table-cell>
          <table:table-cell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project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7]=&quot;&quot;;&quot;&quot;;LOWER([.C47]))">
            <text:p/>
          </table:table-cell>
          <table:table-cell/>
          <table:table-cell table:formula="of:=IF([.P47]=&quot;&quot;;&quot;&quot;;&quot;Field('&quot;&amp;[.O47]&amp;&quot;','&quot;&amp;[.P47]&amp;&quot;'),&quot;)">
            <text:p/>
          </table:table-cell>
          <table:table-cell/>
        </table:table-row>
        <table:table-row table:style-name="ro1">
          <table:table-cell office:value-type="string">
            <text:p>project/designDescription/coverage</text:p>
          </table:table-cell>
          <table:table-cell office:value-type="string">
            <text:p>project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8]=&quot;&quot;;&quot;&quot;;LOWER([.C48]))">
            <text:p/>
          </table:table-cell>
          <table:table-cell/>
          <table:table-cell table:formula="of:=IF([.P48]=&quot;&quot;;&quot;&quot;;&quot;Field('&quot;&amp;[.O48]&amp;&quot;','&quot;&amp;[.P48]&amp;&quot;'),&quot;)">
            <text:p/>
          </table:table-cell>
          <table:table-cell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project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8"/>
          <table:table-cell table:formula="of:=IF([.P49]=&quot;&quot;;&quot;&quot;;LOWER([.C49]))">
            <text:p/>
          </table:table-cell>
          <table:table-cell/>
          <table:table-cell table:formula="of:=IF([.P49]=&quot;&quot;;&quot;&quot;;&quot;Field('&quot;&amp;[.O49]&amp;&quot;','&quot;&amp;[.P49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allocated_to</text:p>
          </table:table-cell>
          <table:table-cell table:style-name="ce5"/>
          <table:table-cell table:number-columns-repeated="6"/>
          <table:table-cell table:formula="of:=IF([.P50]=&quot;&quot;;&quot;&quot;;LOWER([.C50]))">
            <text:p/>
          </table:table-cell>
          <table:table-cell/>
          <table:table-cell table:formula="of:=IF([.P50]=&quot;&quot;;&quot;&quot;;&quot;Field('&quot;&amp;[.O50]&amp;&quot;','&quot;&amp;[.P50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plot_network_study_name</text:p>
          </table:table-cell>
          <table:table-cell table:style-name="ce5"/>
          <table:table-cell table:style-name="ce5" office:value-type="string">
            <text:p>supersite</text:p>
          </table:table-cell>
          <table:table-cell table:number-columns-repeated="5"/>
          <table:table-cell table:formula="of:=IF([.P51]=&quot;&quot;;&quot;&quot;;LOWER([.C51]))">
            <text:p/>
          </table:table-cell>
          <table:table-cell/>
          <table:table-cell table:formula="of:=IF([.P51]=&quot;&quot;;&quot;&quot;;&quot;Field('&quot;&amp;[.O51]&amp;&quot;','&quot;&amp;[.P51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tern_type</text:p>
          </table:table-cell>
          <table:table-cell table:style-name="ce5"/>
          <table:table-cell table:style-name="ce5" office:value-type="string">
            <text:p>tern_funded</text:p>
          </table:table-cell>
          <table:table-cell table:number-columns-repeated="5"/>
          <table:table-cell table:formula="of:=IF([.P52]=&quot;&quot;;&quot;&quot;;LOWER([.C52]))">
            <text:p/>
          </table:table-cell>
          <table:table-cell/>
          <table:table-cell table:formula="of:=IF([.P52]=&quot;&quot;;&quot;&quot;;&quot;Field('&quot;&amp;[.O52]&amp;&quot;','&quot;&amp;[.P52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ltern_publ_url</text:p>
          </table:table-cell>
          <table:table-cell table:style-name="ce5"/>
          <table:table-cell office:value-type="string">
            <text:p>document_id</text:p>
          </table:table-cell>
          <table:table-cell table:number-columns-repeated="5"/>
          <table:table-cell table:formula="of:=IF([.P53]=&quot;&quot;;&quot;&quot;;LOWER([.C53]))">
            <text:p/>
          </table:table-cell>
          <table:table-cell/>
          <table:table-cell table:formula="of:=IF([.P53]=&quot;&quot;;&quot;&quot;;&quot;Field('&quot;&amp;[.O53]&amp;&quot;','&quot;&amp;[.P53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notes</text:p>
          </table:table-cell>
          <table:table-cell table:style-name="ce5"/>
          <table:table-cell table:number-columns-repeated="6"/>
          <table:table-cell table:formula="of:=IF([.P54]=&quot;&quot;;&quot;&quot;;LOWER([.C54]))">
            <text:p/>
          </table:table-cell>
          <table:table-cell/>
          <table:table-cell table:formula="of:=IF([.P54]=&quot;&quot;;&quot;&quot;;&quot;Field('&quot;&amp;[.O54]&amp;&quot;','&quot;&amp;[.P54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publishing</text:p>
          </table:table-cell>
          <table:table-cell table:style-name="ce5"/>
          <table:table-cell table:style-name="ce7" office:value-type="string">
            <text:p>published</text:p>
          </table:table-cell>
          <table:table-cell table:number-columns-repeated="5"/>
          <table:table-cell table:formula="of:=IF([.P55]=&quot;&quot;;&quot;&quot;;LOWER([.C55]))">
            <text:p/>
          </table:table-cell>
          <table:table-cell/>
          <table:table-cell table:formula="of:=IF([.P55]=&quot;&quot;;&quot;&quot;;&quot;Field('&quot;&amp;[.O55]&amp;&quot;','&quot;&amp;[.P55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3"/>
          <table:table-cell table:style-name="ce4"/>
          <table:table-cell table:style-name="ce5"/>
          <table:table-cell table:number-columns-repeated="6"/>
          <table:table-cell table:formula="of:=IF([.P56]=&quot;&quot;;&quot;&quot;;LOWER([.C56]))">
            <text:p/>
          </table:table-cell>
          <table:table-cell/>
          <table:table-cell table:formula="of:=IF([.P56]=&quot;&quot;;&quot;&quot;;&quot;Field('&quot;&amp;[.O56]&amp;&quot;','&quot;&amp;[.P56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data_table</text:p>
          </table:table-cell>
          <table:table-cell table:style-name="ce5"/>
          <table:table-cell table:number-columns-repeated="6"/>
          <table:table-cell table:formula="of:=IF([.P57]=&quot;&quot;;&quot;&quot;;LOWER([.C57]))">
            <text:p/>
          </table:table-cell>
          <table:table-cell/>
          <table:table-cell table:formula="of:=IF([.P57]=&quot;&quot;;&quot;&quot;;&quot;Field('&quot;&amp;[.O57]&amp;&quot;','&quot;&amp;[.P57]&amp;&quot;'),&quot;)">
            <text:p/>
          </table:table-cell>
          <table:table-cell/>
        </table:table-row>
        <table:table-row table:style-name="ro1">
          <table:table-cell office:value-type="string">
            <text:p>dataTable</text:p>
          </table:table-cell>
          <table:table-cell office:value-type="string">
            <text:p>dataTable</text:p>
          </table:table-cell>
          <table:table-cell office:value-type="string">
            <text:p>entityDescription</text:p>
          </table:table-cell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notes_issues</text:p>
          </table:table-cell>
          <table:table-cell table:style-name="ce5"/>
          <table:table-cell table:style-name="ce5" office:value-type="string">
            <text:p>comments_on_file_contents</text:p>
          </table:table-cell>
          <table:table-cell table:number-columns-repeated="2"/>
          <table:table-cell office:value-type="string">
            <text:p>NOTES</text:p>
          </table:table-cell>
          <table:table-cell table:number-columns-repeated="2"/>
          <table:table-cell table:formula="of:=IF([.P58]=&quot;&quot;;&quot;&quot;;LOWER([.C58]))" office:value-type="string" office:string-value="entitydescription">
            <text:p>entitydescription</text:p>
          </table:table-cell>
          <table:table-cell office:value-type="string">
            <text:p>string</text:p>
          </table:table-cell>
          <table:table-cell table:formula="of:=IF([.P58]=&quot;&quot;;&quot;&quot;;&quot;Field('&quot;&amp;[.O58]&amp;&quot;','&quot;&amp;[.P58]&amp;&quot;'),&quot;)" office:value-type="string" office:string-value="Field('entitydescription','string'),">
            <text:p>Field('entitydescription','string'),</text:p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data_custodian_organisation</text:p>
          </table:table-cell>
          <table:table-cell table:style-name="ce5"/>
          <table:table-cell table:number-columns-repeated="6"/>
          <table:table-cell table:formula="of:=IF([.P59]=&quot;&quot;;&quot;&quot;;LOWER([.C59]))">
            <text:p/>
          </table:table-cell>
          <table:table-cell/>
          <table:table-cell table:formula="of:=IF([.P59]=&quot;&quot;;&quot;&quot;;&quot;Field('&quot;&amp;[.O59]&amp;&quot;','&quot;&amp;[.P59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data_custodian_pl_pi</text:p>
          </table:table-cell>
          <table:table-cell table:style-name="ce5"/>
          <table:table-cell table:number-columns-repeated="6"/>
          <table:table-cell table:formula="of:=IF([.P60]=&quot;&quot;;&quot;&quot;;LOWER([.C60]))">
            <text:p/>
          </table:table-cell>
          <table:table-cell/>
          <table:table-cell table:formula="of:=IF([.P60]=&quot;&quot;;&quot;&quot;;&quot;Field('&quot;&amp;[.O60]&amp;&quot;','&quot;&amp;[.P60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data_custodian</text:p>
          </table:table-cell>
          <table:table-cell table:number-columns-repeated="7"/>
          <table:table-cell table:formula="of:=IF([.P61]=&quot;&quot;;&quot;&quot;;LOWER([.C61]))">
            <text:p/>
          </table:table-cell>
          <table:table-cell/>
          <table:table-cell table:formula="of:=IF([.P61]=&quot;&quot;;&quot;&quot;;&quot;Field('&quot;&amp;[.O61]&amp;&quot;','&quot;&amp;[.P61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estimate_timeframe_data_ready_by_plot</text:p>
          </table:table-cell>
          <table:table-cell table:number-columns-repeated="7"/>
          <table:table-cell table:formula="of:=IF([.P62]=&quot;&quot;;&quot;&quot;;LOWER([.C62]))">
            <text:p/>
          </table:table-cell>
          <table:table-cell/>
          <table:table-cell table:formula="of:=IF([.P62]=&quot;&quot;;&quot;&quot;;&quot;Field('&quot;&amp;[.O62]&amp;&quot;','&quot;&amp;[.P62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date_data_expected_by_ltern</text:p>
          </table:table-cell>
          <table:table-cell/>
          <table:table-cell table:style-name="ce5" office:value-type="string">
            <text:p>date_due</text:p>
          </table:table-cell>
          <table:table-cell table:number-columns-repeated="5"/>
          <table:table-cell table:formula="of:=IF([.P63]=&quot;&quot;;&quot;&quot;;LOWER([.C63]))">
            <text:p/>
          </table:table-cell>
          <table:table-cell/>
          <table:table-cell table:formula="of:=IF([.P63]=&quot;&quot;;&quot;&quot;;&quot;Field('&quot;&amp;[.O63]&amp;&quot;','&quot;&amp;[.P63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date_data_received_by_ltern</text:p>
          </table:table-cell>
          <table:table-cell table:number-columns-repeated="7"/>
          <table:table-cell table:formula="of:=IF([.P64]=&quot;&quot;;&quot;&quot;;LOWER([.C64]))">
            <text:p/>
          </table:table-cell>
          <table:table-cell/>
          <table:table-cell table:formula="of:=IF([.P64]=&quot;&quot;;&quot;&quot;;&quot;Field('&quot;&amp;[.O64]&amp;&quot;','&quot;&amp;[.P64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5"/>
          <table:table-cell table:formula="of:=IF([.P65]=&quot;&quot;;&quot;&quot;;LOWER([.C65]))">
            <text:p/>
          </table:table-cell>
          <table:table-cell/>
          <table:table-cell table:formula="of:=IF([.P65]=&quot;&quot;;&quot;&quot;;&quot;Field('&quot;&amp;[.O65]&amp;&quot;','&quot;&amp;[.P65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sites_plots</text:p>
          </table:table-cell>
          <table:table-cell table:number-columns-repeated="2"/>
          <table:table-cell table:style-name="ce5" office:value-type="string">
            <text:p>Data size</text:p>
          </table:table-cell>
          <table:table-cell table:style-name="ce5"/>
          <table:table-cell table:number-columns-repeated="3"/>
          <table:table-cell table:formula="of:=IF([.P66]=&quot;&quot;;&quot;&quot;;LOWER([.C66]))">
            <text:p/>
          </table:table-cell>
          <table:table-cell/>
          <table:table-cell table:formula="of:=IF([.P66]=&quot;&quot;;&quot;&quot;;&quot;Field('&quot;&amp;[.O66]&amp;&quot;','&quot;&amp;[.P66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tern_type</text:p>
          </table:table-cell>
          <table:table-cell office:value-type="string">
            <text:p>deprcated?</text:p>
          </table:table-cell>
          <table:table-cell/>
          <table:table-cell table:style-name="ce5" table:number-columns-repeated="2"/>
          <table:table-cell table:number-columns-repeated="3"/>
          <table:table-cell table:formula="of:=IF([.P67]=&quot;&quot;;&quot;&quot;;LOWER([.C67]))">
            <text:p/>
          </table:table-cell>
          <table:table-cell/>
          <table:table-cell table:formula="of:=IF([.P67]=&quot;&quot;;&quot;&quot;;&quot;Field('&quot;&amp;[.O67]&amp;&quot;','&quot;&amp;[.P67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collection_timeframes</text:p>
          </table:table-cell>
          <table:table-cell table:number-columns-repeated="2"/>
          <table:table-cell table:style-name="ce5" office:value-type="string">
            <text:p>Temporal data Interval</text:p>
          </table:table-cell>
          <table:table-cell table:style-name="ce5"/>
          <table:table-cell table:number-columns-repeated="3"/>
          <table:table-cell table:formula="of:=IF([.P68]=&quot;&quot;;&quot;&quot;;LOWER([.C68]))">
            <text:p/>
          </table:table-cell>
          <table:table-cell/>
          <table:table-cell table:formula="of:=IF([.P68]=&quot;&quot;;&quot;&quot;;&quot;Field('&quot;&amp;[.O68]&amp;&quot;','&quot;&amp;[.P68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date_publication_expected</text:p>
          </table:table-cell>
          <table:table-cell table:number-columns-repeated="2"/>
          <table:table-cell table:style-name="ce5" office:value-type="string">
            <text:p>Due Date/s for Publication</text:p>
          </table:table-cell>
          <table:table-cell table:style-name="ce5"/>
          <table:table-cell table:number-columns-repeated="3"/>
          <table:table-cell table:formula="of:=IF([.P69]=&quot;&quot;;&quot;&quot;;LOWER([.C69]))">
            <text:p/>
          </table:table-cell>
          <table:table-cell/>
          <table:table-cell table:formula="of:=IF([.P69]=&quot;&quot;;&quot;&quot;;&quot;Field('&quot;&amp;[.O69]&amp;&quot;','&quot;&amp;[.P69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data_interview_status</text:p>
          </table:table-cell>
          <table:table-cell table:number-columns-repeated="7"/>
          <table:table-cell table:formula="of:=IF([.P70]=&quot;&quot;;&quot;&quot;;LOWER([.C70]))">
            <text:p/>
          </table:table-cell>
          <table:table-cell/>
          <table:table-cell table:formula="of:=IF([.P70]=&quot;&quot;;&quot;&quot;;&quot;Field('&quot;&amp;[.O70]&amp;&quot;','&quot;&amp;[.P70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data_interview_date</text:p>
          </table:table-cell>
          <table:table-cell table:number-columns-repeated="7"/>
          <table:table-cell table:formula="of:=IF([.P71]=&quot;&quot;;&quot;&quot;;LOWER([.C71]))">
            <text:p/>
          </table:table-cell>
          <table:table-cell/>
          <table:table-cell table:formula="of:=IF([.P71]=&quot;&quot;;&quot;&quot;;&quot;Field('&quot;&amp;[.O71]&amp;&quot;','&quot;&amp;[.P71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current_status</text:p>
          </table:table-cell>
          <table:table-cell table:number-columns-repeated="7"/>
          <table:table-cell table:formula="of:=IF([.P72]=&quot;&quot;;&quot;&quot;;LOWER([.C72]))">
            <text:p/>
          </table:table-cell>
          <table:table-cell/>
          <table:table-cell table:formula="of:=IF([.P72]=&quot;&quot;;&quot;&quot;;&quot;Field('&quot;&amp;[.O72]&amp;&quot;','&quot;&amp;[.P72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eda_status</text:p>
          </table:table-cell>
          <table:table-cell table:number-columns-repeated="7"/>
          <table:table-cell table:formula="of:=IF([.P73]=&quot;&quot;;&quot;&quot;;LOWER([.C73]))">
            <text:p/>
          </table:table-cell>
          <table:table-cell/>
          <table:table-cell table:formula="of:=IF([.P73]=&quot;&quot;;&quot;&quot;;&quot;Field('&quot;&amp;[.O73]&amp;&quot;','&quot;&amp;[.P73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eda_status_date</text:p>
          </table:table-cell>
          <table:table-cell table:number-columns-repeated="7"/>
          <table:table-cell table:formula="of:=IF([.P74]=&quot;&quot;;&quot;&quot;;LOWER([.C74]))">
            <text:p/>
          </table:table-cell>
          <table:table-cell/>
          <table:table-cell table:formula="of:=IF([.P74]=&quot;&quot;;&quot;&quot;;&quot;Field('&quot;&amp;[.O74]&amp;&quot;','&quot;&amp;[.P74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metadata_status</text:p>
          </table:table-cell>
          <table:table-cell/>
          <table:table-cell table:style-name="ce5" office:value-type="string">
            <text:p>comments</text:p>
          </table:table-cell>
          <table:table-cell table:number-columns-repeated="5"/>
          <table:table-cell table:formula="of:=IF([.P75]=&quot;&quot;;&quot;&quot;;LOWER([.C75]))">
            <text:p/>
          </table:table-cell>
          <table:table-cell/>
          <table:table-cell table:formula="of:=IF([.P75]=&quot;&quot;;&quot;&quot;;&quot;Field('&quot;&amp;[.O75]&amp;&quot;','&quot;&amp;[.P75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metadata_status_date</text:p>
          </table:table-cell>
          <table:table-cell table:number-columns-repeated="7"/>
          <table:table-cell table:formula="of:=IF([.P76]=&quot;&quot;;&quot;&quot;;LOWER([.C76]))">
            <text:p/>
          </table:table-cell>
          <table:table-cell/>
          <table:table-cell table:formula="of:=IF([.P76]=&quot;&quot;;&quot;&quot;;&quot;Field('&quot;&amp;[.O76]&amp;&quot;','&quot;&amp;[.P76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4" office:value-type="string">
            <text:p>todo_or_done</text:p>
          </table:table-cell>
          <table:table-cell table:number-columns-repeated="7"/>
          <table:table-cell table:formula="of:=IF([.P77]=&quot;&quot;;&quot;&quot;;LOWER([.C77]))">
            <text:p/>
          </table:table-cell>
          <table:table-cell/>
          <table:table-cell table:formula="of:=IF([.P77]=&quot;&quot;;&quot;&quot;;&quot;Field('&quot;&amp;[.O77]&amp;&quot;','&quot;&amp;[.P77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/>
          <table:table-cell office:value-type="string">
            <text:p>supersite</text:p>
          </table:table-cell>
          <table:table-cell table:number-columns-repeated="5"/>
          <table:table-cell table:formula="of:=IF([.P78]=&quot;&quot;;&quot;&quot;;LOWER([.C78]))">
            <text:p/>
          </table:table-cell>
          <table:table-cell/>
          <table:table-cell table:formula="of:=IF([.P78]=&quot;&quot;;&quot;&quot;;&quot;Field('&quot;&amp;[.O78]&amp;&quot;','&quot;&amp;[.P78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/>
          <table:table-cell office:value-type="string">
            <text:p>pi_name</text:p>
          </table:table-cell>
          <table:table-cell table:number-columns-repeated="5"/>
          <table:table-cell table:formula="of:=IF([.P79]=&quot;&quot;;&quot;&quot;;LOWER([.C79]))">
            <text:p/>
          </table:table-cell>
          <table:table-cell/>
          <table:table-cell table:formula="of:=IF([.P79]=&quot;&quot;;&quot;&quot;;&quot;Field('&quot;&amp;[.O79]&amp;&quot;','&quot;&amp;[.P79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7"/>
          <table:table-cell table:formula="of:=IF([.P80]=&quot;&quot;;&quot;&quot;;LOWER([.C80]))">
            <text:p/>
          </table:table-cell>
          <table:table-cell/>
          <table:table-cell table:formula="of:=IF([.P80]=&quot;&quot;;&quot;&quot;;&quot;Field('&quot;&amp;[.O80]&amp;&quot;','&quot;&amp;[.P80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7"/>
          <table:table-cell table:formula="of:=IF([.P81]=&quot;&quot;;&quot;&quot;;LOWER([.C81]))">
            <text:p/>
          </table:table-cell>
          <table:table-cell/>
          <table:table-cell table:formula="of:=IF([.P81]=&quot;&quot;;&quot;&quot;;&quot;Field('&quot;&amp;[.O81]&amp;&quot;','&quot;&amp;[.P81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7"/>
          <table:table-cell table:formula="of:=IF([.P82]=&quot;&quot;;&quot;&quot;;LOWER([.C82]))">
            <text:p/>
          </table:table-cell>
          <table:table-cell/>
          <table:table-cell table:formula="of:=IF([.P82]=&quot;&quot;;&quot;&quot;;&quot;Field('&quot;&amp;[.O82]&amp;&quot;','&quot;&amp;[.P82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7"/>
          <table:table-cell table:formula="of:=IF([.P83]=&quot;&quot;;&quot;&quot;;LOWER([.C83]))">
            <text:p/>
          </table:table-cell>
          <table:table-cell/>
          <table:table-cell table:formula="of:=IF([.P83]=&quot;&quot;;&quot;&quot;;&quot;Field('&quot;&amp;[.O83]&amp;&quot;','&quot;&amp;[.P83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5" office:value-type="string">
            <text:p>licence</text:p>
          </table:table-cell>
          <table:table-cell table:style-name="ce5" office:value-type="string">
            <text:p>Licenced_value_add</text:p>
          </table:table-cell>
          <table:table-cell table:style-name="ce5"/>
          <table:table-cell table:number-columns-repeated="3"/>
          <table:table-cell table:formula="of:=IF([.P84]=&quot;&quot;;&quot;&quot;;LOWER([.C84]))">
            <text:p/>
          </table:table-cell>
          <table:table-cell/>
          <table:table-cell table:formula="of:=IF([.P84]=&quot;&quot;;&quot;&quot;;&quot;Field('&quot;&amp;[.O84]&amp;&quot;','&quot;&amp;[.P84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7"/>
          <table:table-cell table:formula="of:=IF([.P85]=&quot;&quot;;&quot;&quot;;LOWER([.C85]))">
            <text:p/>
          </table:table-cell>
          <table:table-cell/>
          <table:table-cell table:formula="of:=IF([.P85]=&quot;&quot;;&quot;&quot;;&quot;Field('&quot;&amp;[.O85]&amp;&quot;','&quot;&amp;[.P85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7"/>
          <table:table-cell table:formula="of:=IF([.P86]=&quot;&quot;;&quot;&quot;;LOWER([.C86]))">
            <text:p/>
          </table:table-cell>
          <table:table-cell/>
          <table:table-cell table:formula="of:=IF([.P86]=&quot;&quot;;&quot;&quot;;&quot;Field('&quot;&amp;[.O86]&amp;&quot;','&quot;&amp;[.P86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7"/>
          <table:table-cell table:formula="of:=IF([.P87]=&quot;&quot;;&quot;&quot;;LOWER([.C87]))">
            <text:p/>
          </table:table-cell>
          <table:table-cell/>
          <table:table-cell table:formula="of:=IF([.P87]=&quot;&quot;;&quot;&quot;;&quot;Field('&quot;&amp;[.O87]&amp;&quot;','&quot;&amp;[.P87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7"/>
          <table:table-cell table:formula="of:=IF([.P88]=&quot;&quot;;&quot;&quot;;LOWER([.C88]))">
            <text:p/>
          </table:table-cell>
          <table:table-cell/>
          <table:table-cell table:formula="of:=IF([.P88]=&quot;&quot;;&quot;&quot;;&quot;Field('&quot;&amp;[.O88]&amp;&quot;','&quot;&amp;[.P88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7"/>
          <table:table-cell table:formula="of:=IF([.P89]=&quot;&quot;;&quot;&quot;;LOWER([.C89]))">
            <text:p/>
          </table:table-cell>
          <table:table-cell/>
          <table:table-cell table:formula="of:=IF([.P89]=&quot;&quot;;&quot;&quot;;&quot;Field('&quot;&amp;[.O89]&amp;&quot;','&quot;&amp;[.P89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6"/>
          <table:table-cell table:formula="of:=IF([.P90]=&quot;&quot;;&quot;&quot;;LOWER([.C90]))">
            <text:p/>
          </table:table-cell>
          <table:table-cell/>
          <table:table-cell table:formula="of:=IF([.P90]=&quot;&quot;;&quot;&quot;;&quot;Field('&quot;&amp;[.O90]&amp;&quot;','&quot;&amp;[.P90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6"/>
          <table:table-cell table:formula="of:=IF([.P91]=&quot;&quot;;&quot;&quot;;LOWER([.C91]))">
            <text:p/>
          </table:table-cell>
          <table:table-cell/>
          <table:table-cell table:formula="of:=IF([.P91]=&quot;&quot;;&quot;&quot;;&quot;Field('&quot;&amp;[.O91]&amp;&quot;','&quot;&amp;[.P91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3" office:value-type="string">
            <text:p>access_restrictions_set</text:p>
          </table:table-cell>
          <table:table-cell/>
          <table:table-cell table:style-name="ce5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4"/>
          <table:table-cell table:formula="of:=IF([.P92]=&quot;&quot;;&quot;&quot;;LOWER([.C92]))">
            <text:p/>
          </table:table-cell>
          <table:table-cell/>
          <table:table-cell table:formula="of:=IF([.P92]=&quot;&quot;;&quot;&quot;;&quot;Field('&quot;&amp;[.O92]&amp;&quot;','&quot;&amp;[.P92]&amp;&quot;'),&quot;)">
            <text:p/>
          </table:table-cell>
          <table:table-cell/>
        </table:table-row>
        <table:table-row table:style-name="ro1">
          <table:table-cell office:value-type="string">
            <text:p>dataTable</text:p>
          </table:table-cell>
          <table:table-cell office:value-type="string">
            <text:p>dataTable</text:p>
          </table:table-cell>
          <table:table-cell office:value-type="string">
            <text:p>entityName</text:p>
          </table:table-cell>
          <table:table-cell table:number-columns-repeated="2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number-columns-repeated="2"/>
          <table:table-cell table:style-name="ce5" office:value-type="string">
            <text:p>Type</text:p>
          </table:table-cell>
          <table:table-cell table:style-name="ce5"/>
          <table:table-cell office:value-type="string">
            <text:p>DATAKIND</text:p>
          </table:table-cell>
          <table:table-cell table:number-columns-repeated="2"/>
          <table:table-cell table:formula="of:=IF([.P93]=&quot;&quot;;&quot;&quot;;LOWER([.C93]))" office:value-type="string" office:string-value="entityname">
            <text:p>entityname</text:p>
          </table:table-cell>
          <table:table-cell office:value-type="string">
            <text:p>string</text:p>
          </table:table-cell>
          <table:table-cell table:formula="of:=IF([.P93]=&quot;&quot;;&quot;&quot;;&quot;Field('&quot;&amp;[.O93]&amp;&quot;','&quot;&amp;[.P93]&amp;&quot;'),&quot;)" office:value-type="string" office:string-value="Field('entityname','string'),">
            <text:p>Field('entityname','string'),</text:p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3" office:value-type="string">
            <text:p>availability</text:p>
          </table:table-cell>
          <table:table-cell table:number-columns-repeated="7"/>
          <table:table-cell table:formula="of:=IF([.P94]=&quot;&quot;;&quot;&quot;;LOWER([.C94]))">
            <text:p/>
          </table:table-cell>
          <table:table-cell/>
          <table:table-cell table:formula="of:=IF([.P94]=&quot;&quot;;&quot;&quot;;&quot;Field('&quot;&amp;[.O94]&amp;&quot;','&quot;&amp;[.P94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3" office:value-type="string">
            <text:p>raw_filename</text:p>
          </table:table-cell>
          <table:table-cell/>
          <table:table-cell table:style-name="ce5" office:value-type="string">
            <text:p>original_file_name</text:p>
          </table:table-cell>
          <table:table-cell table:number-columns-repeated="5"/>
          <table:table-cell table:formula="of:=IF([.P95]=&quot;&quot;;&quot;&quot;;LOWER([.C95]))">
            <text:p/>
          </table:table-cell>
          <table:table-cell/>
          <table:table-cell table:formula="of:=IF([.P95]=&quot;&quot;;&quot;&quot;;&quot;Field('&quot;&amp;[.O95]&amp;&quot;','&quot;&amp;[.P95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table</text:p>
          </table:table-cell>
          <table:table-cell table:style-name="ce3" office:value-type="string">
            <text:p>contract_type</text:p>
          </table:table-cell>
          <table:table-cell table:number-columns-repeated="7"/>
          <table:table-cell table:formula="of:=IF([.P96]=&quot;&quot;;&quot;&quot;;LOWER([.C96]))">
            <text:p/>
          </table:table-cell>
          <table:table-cell/>
          <table:table-cell table:formula="of:=IF([.P96]=&quot;&quot;;&quot;&quot;;&quot;Field('&quot;&amp;[.O96]&amp;&quot;','&quot;&amp;[.P96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qa_approved</text:p>
          </table:table-cell>
          <table:table-cell/>
          <table:table-cell table:style-name="ce5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4"/>
          <table:table-cell table:formula="of:=IF([.P97]=&quot;&quot;;&quot;&quot;;LOWER([.C97]))">
            <text:p/>
          </table:table-cell>
          <table:table-cell/>
          <table:table-cell table:formula="of:=IF([.P97]=&quot;&quot;;&quot;&quot;;&quot;Field('&quot;&amp;[.O97]&amp;&quot;','&quot;&amp;[.P97]&amp;&quot;'),&quot;)">
            <text:p/>
          </table:table-cell>
          <table:table-cell/>
        </table:table-row>
        <table:table-row table:style-name="ro1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qa_notes</text:p>
          </table:table-cell>
          <table:table-cell/>
          <table:table-cell table:style-name="ce5" office:value-type="string">
            <text:p>qa_approved</text:p>
          </table:table-cell>
          <table:table-cell table:number-columns-repeated="5"/>
          <table:table-cell table:formula="of:=IF([.P98]=&quot;&quot;;&quot;&quot;;LOWER([.C98]))">
            <text:p/>
          </table:table-cell>
          <table:table-cell/>
          <table:table-cell table:formula="of:=IF([.P98]=&quot;&quot;;&quot;&quot;;&quot;Field('&quot;&amp;[.O98]&amp;&quot;','&quot;&amp;[.P98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keywords</text:p>
          </table:table-cell>
          <table:table-cell/>
          <table:table-cell table:style-name="ce5" office:value-type="string">
            <text:p>keywords</text:p>
          </table:table-cell>
          <table:table-cell table:number-columns-repeated="5"/>
          <table:table-cell table:formula="of:=IF([.P99]=&quot;&quot;;&quot;&quot;;LOWER([.C99]))">
            <text:p/>
          </table:table-cell>
          <table:table-cell/>
          <table:table-cell table:formula="of:=IF([.P99]=&quot;&quot;;&quot;&quot;;&quot;Field('&quot;&amp;[.O99]&amp;&quot;','&quot;&amp;[.P99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4" office:value-type="string">
            <text:p>for_code</text:p>
          </table:table-cell>
          <table:table-cell/>
          <table:table-cell table:style-name="ce5" office:value-type="string">
            <text:p>for_code</text:p>
          </table:table-cell>
          <table:table-cell table:number-columns-repeated="5"/>
          <table:table-cell table:formula="of:=IF([.P100]=&quot;&quot;;&quot;&quot;;LOWER([.C100]))">
            <text:p/>
          </table:table-cell>
          <table:table-cell/>
          <table:table-cell table:formula="of:=IF([.P100]=&quot;&quot;;&quot;&quot;;&quot;Field('&quot;&amp;[.O100]&amp;&quot;','&quot;&amp;[.P100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3" office:value-type="string">
            <text:p>bounding_box</text:p>
          </table:table-cell>
          <table:table-cell/>
          <table:table-cell table:style-name="ce5" office:value-type="string">
            <text:p>coordinates_in_database</text:p>
          </table:table-cell>
          <table:table-cell table:number-columns-repeated="5"/>
          <table:table-cell table:formula="of:=IF([.P101]=&quot;&quot;;&quot;&quot;;LOWER([.C101]))">
            <text:p/>
          </table:table-cell>
          <table:table-cell/>
          <table:table-cell table:formula="of:=IF([.P101]=&quot;&quot;;&quot;&quot;;&quot;Field('&quot;&amp;[.O101]&amp;&quot;','&quot;&amp;[.P101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table:style-name="ce3" office:value-type="string">
            <text:p>bounding_box_checked</text:p>
          </table:table-cell>
          <table:table-cell/>
          <table:table-cell table:style-name="ce5" office:value-type="string">
            <text:p>correct_coordinates</text:p>
          </table:table-cell>
          <table:table-cell table:number-columns-repeated="5"/>
          <table:table-cell table:formula="of:=IF([.P102]=&quot;&quot;;&quot;&quot;;LOWER([.C102]))">
            <text:p/>
          </table:table-cell>
          <table:table-cell/>
          <table:table-cell table:formula="of:=IF([.P102]=&quot;&quot;;&quot;&quot;;&quot;Field('&quot;&amp;[.O102]&amp;&quot;','&quot;&amp;[.P102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office:value-type="string">
            <text:p>update_frequency</text:p>
          </table:table-cell>
          <table:table-cell/>
          <table:table-cell office:value-type="string">
            <text:p>update_frequency</text:p>
          </table:table-cell>
          <table:table-cell table:number-columns-repeated="5"/>
          <table:table-cell table:formula="of:=IF([.P103]=&quot;&quot;;&quot;&quot;;LOWER([.C103]))">
            <text:p/>
          </table:table-cell>
          <table:table-cell/>
          <table:table-cell table:formula="of:=IF([.P103]=&quot;&quot;;&quot;&quot;;&quot;Field('&quot;&amp;[.O103]&amp;&quot;','&quot;&amp;[.P103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  <table:table-cell office:value-type="string">
            <text:p>package</text:p>
          </table:table-cell>
          <table:table-cell office:value-type="string">
            <text:p>status_for_tern</text:p>
          </table:table-cell>
          <table:table-cell/>
          <table:table-cell office:value-type="string">
            <text:p>status_for_tern</text:p>
          </table:table-cell>
          <table:table-cell table:number-columns-repeated="5"/>
          <table:table-cell table:formula="of:=IF([.P104]=&quot;&quot;;&quot;&quot;;LOWER([.C104]))">
            <text:p/>
          </table:table-cell>
          <table:table-cell/>
          <table:table-cell table:formula="of:=IF([.P104]=&quot;&quot;;&quot;&quot;;&quot;Field('&quot;&amp;[.O104]&amp;&quot;','&quot;&amp;[.P104]&amp;&quot;'),&quot;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11"/>
          <table:table-cell table:formula="of:=IF([.P105]=&quot;&quot;;&quot;&quot;;LOWER([.C105]))">
            <text:p/>
          </table:table-cell>
          <table:table-cell/>
          <table:table-cell table:formula="of:=IF([.P105]=&quot;&quot;;&quot;&quot;;&quot;Field('&quot;&amp;[.O105]&amp;&quot;','&quot;&amp;[.P105]&amp;&quot;'),&quot;)">
            <text:p/>
          </table:table-cell>
          <table:table-cell/>
        </table:table-row>
        <table:table-row table:style-name="ro1">
          <table:table-cell office:value-type="string">
            <text:p>dataset</text:p>
          </table:table-cell>
          <table:table-cell/>
          <table:table-cell office:value-type="string">
            <text:p>metadataProvider</text:p>
          </table:table-cell>
          <table:table-cell table:number-columns-repeated="7"/>
          <table:table-cell office:value-type="string">
            <text:p>stdy</text:p>
          </table:table-cell>
          <table:table-cell office:value-type="string">
            <text:p>PRODUCER</text:p>
          </table:table-cell>
          <table:table-cell table:number-columns-repeated="2"/>
          <table:table-cell table:formula="of:=IF([.P106]=&quot;&quot;;&quot;&quot;;LOWER([.C106]))" office:value-type="string" office:string-value="metadataprovider">
            <text:p>metadataprovider</text:p>
          </table:table-cell>
          <table:table-cell office:value-type="string">
            <text:p>string</text:p>
          </table:table-cell>
          <table:table-cell table:formula="of:=IF([.P106]=&quot;&quot;;&quot;&quot;;&quot;Field('&quot;&amp;[.O106]&amp;&quot;','&quot;&amp;[.P106]&amp;&quot;'),&quot;)" office:value-type="string" office:string-value="Field('metadataprovider','string'),">
            <text:p>Field('metadataprovider','string'),</text:p>
          </table:table-cell>
          <table:table-cell office:value-type="string">
            <text:p><text:s text:c="2"/>db.dataset.metadataprovider.requires = [IS_EMAIL(), IS_NOT_IN_DB(db, 'dataset.metadataprovider')]</text:p>
          </table:table-cell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'PRODDATEDOC',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07]=&quot;&quot;;&quot;&quot;;&quot;Field('&quot;&amp;[.O107]&amp;&quot;','&quot;&amp;[.P107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'BIBLCITDOC',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08]=&quot;&quot;;&quot;&quot;;&quot;Field('&quot;&amp;[.O108]&amp;&quot;','&quot;&amp;[.P108]&amp;&quot;'),&quot;)">
            <text:p/>
          </table:table-cell>
          <table:table-cell/>
        </table:table-row>
        <table:table-row table:style-name="ro1">
          <table:table-cell office:value-type="string">
            <text:p>dataset</text:p>
          </table:table-cell>
          <table:table-cell table:number-columns-repeated="9"/>
          <table:table-cell office:value-type="string">
            <text:p>stdy</text:p>
          </table:table-cell>
          <table:table-cell office:value-type="string">
            <text:p>'SERNAME',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09]=&quot;&quot;;&quot;&quot;;&quot;Field('&quot;&amp;[.O109]&amp;&quot;','&quot;&amp;[.P109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'VERSION',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0]=&quot;&quot;;&quot;&quot;;&quot;Field('&quot;&amp;[.O110]&amp;&quot;','&quot;&amp;[.P110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'BIBLCITSTDY',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1]=&quot;&quot;;&quot;&quot;;&quot;Field('&quot;&amp;[.O111]&amp;&quot;','&quot;&amp;[.P111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'COLLDATE',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2]=&quot;&quot;;&quot;&quot;;&quot;Field('&quot;&amp;[.O112]&amp;&quot;','&quot;&amp;[.P112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ANLYUNIT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3]=&quot;&quot;;&quot;&quot;;&quot;Field('&quot;&amp;[.O113]&amp;&quot;','&quot;&amp;[.P113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UNIVERSE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4]=&quot;&quot;;&quot;&quot;;&quot;Field('&quot;&amp;[.O114]&amp;&quot;','&quot;&amp;[.P114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CLEANOPS'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5]=&quot;&quot;;&quot;&quot;;&quot;Field('&quot;&amp;[.O115]&amp;&quot;','&quot;&amp;[.P115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CONFDEC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6]=&quot;&quot;;&quot;&quot;;&quot;Field('&quot;&amp;[.O116]&amp;&quot;','&quot;&amp;[.P116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SPECPERM'</text:p>
          </table:table-cell>
          <table:table-cell table:number-columns-repeated="2"/>
          <table:table-cell office:value-type="string">
            <text:p>NA</text:p>
          </table:table-cell>
          <table:table-cell office:value-type="string">
            <text:p>TODO</text:p>
          </table:table-cell>
          <table:table-cell table:formula="of:=IF([.P117]=&quot;&quot;;&quot;&quot;;&quot;Field('&quot;&amp;[.O117]&amp;&quot;','&quot;&amp;[.P117]&amp;&quot;'),&quot;)" office:value-type="string" office:string-value="Field('NA','TODO'),">
            <text:p>Field('NA','TODO'),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office:value-type="string">
            <text:p>RESTRCTN'</text:p>
          </table:table-cell>
          <table:table-cell table:number-columns-repeated="2"/>
          <table:table-cell office:value-type="string">
            <text:p>NA</text:p>
          </table:table-cell>
          <table:table-cell/>
          <table:table-cell table:formula="of:=IF([.P118]=&quot;&quot;;&quot;&quot;;&quot;Field('&quot;&amp;[.O118]&amp;&quot;','&quot;&amp;[.P118]&amp;&quot;'),&quot;)">
            <text:p/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dy</text:p>
          </table:table-cell>
          <table:table-cell table:number-columns-repeated="3"/>
          <table:table-cell office:value-type="string">
            <text:p>NA</text:p>
          </table:table-cell>
          <table:table-cell/>
          <table:table-cell table:formula="of:=IF([.P119]=&quot;&quot;;&quot;&quot;;&quot;Field('&quot;&amp;[.O119]&amp;&quot;','&quot;&amp;[.P119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0]=&quot;&quot;;&quot;&quot;;&quot;Field('&quot;&amp;[.O120]&amp;&quot;','&quot;&amp;[.P120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1]=&quot;&quot;;&quot;&quot;;&quot;Field('&quot;&amp;[.O121]&amp;&quot;','&quot;&amp;[.P121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2]=&quot;&quot;;&quot;&quot;;&quot;Field('&quot;&amp;[.O122]&amp;&quot;','&quot;&amp;[.P122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3]=&quot;&quot;;&quot;&quot;;&quot;Field('&quot;&amp;[.O123]&amp;&quot;','&quot;&amp;[.P123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4]=&quot;&quot;;&quot;&quot;;&quot;Field('&quot;&amp;[.O124]&amp;&quot;','&quot;&amp;[.P124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5]=&quot;&quot;;&quot;&quot;;&quot;Field('&quot;&amp;[.O125]&amp;&quot;','&quot;&amp;[.P125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6]=&quot;&quot;;&quot;&quot;;&quot;Field('&quot;&amp;[.O126]&amp;&quot;','&quot;&amp;[.P126]&amp;&quot;'),&quot;)">
            <text:p/>
          </table:table-cell>
          <table:table-cell/>
        </table:table-row>
        <table:table-row table:style-name="ro2">
          <table:table-cell table:number-columns-repeated="14"/>
          <table:table-cell table:number-columns-repeated="2"/>
          <table:table-cell table:formula="of:=IF([.P127]=&quot;&quot;;&quot;&quot;;&quot;Field('&quot;&amp;[.O127]&amp;&quot;','&quot;&amp;[.P127]&amp;&quot;'),&quot;)">
            <text:p/>
          </table:table-cell>
          <table:table-cell/>
        </table:table-row>
        <table:table-row table:style-name="ro2" table:number-rows-repeated="104844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  <table:database-ranges>
        <table:database-range table:name="__Anonymous_Sheet_DB__0" table:target-range-address="masterb8.A1:masterb8.R1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11-02T22:44:25</dc:date>
    <meta:editing-duration>PT18H19M52S</meta:editing-duration>
    <meta:editing-cycles>60</meta:editing-cycles>
    <meta:generator>LibreOffice/3.5$Linux_X86_64 LibreOffice_project/350m1$Build-2</meta:generator>
    <meta:document-statistic meta:table-count="1" meta:cell-count="886" meta:object-count="0"/>
  </office:meta>
</office:document-meta>
</file>